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 fo:border="none"/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  <style:style style:name="ce4" style:family="table-cell" style:parent-style-name="Default">
      <style:table-cell-properties fo:background-color="transparent" fo:border="none"/>
      <style:map style:condition="cell-content()=1" style:apply-style-name="red" style:base-cell-address="Sheet1.E13"/>
      <style:map style:condition="cell-content()=2" style:apply-style-name="red" style:base-cell-address="Sheet1.E13"/>
      <style:map style:condition="cell-content()=3" style:apply-style-name="black" style:base-cell-address="Sheet1.E13"/>
      <style:map style:condition="cell-content()=4" style:apply-style-name="yellow" style:base-cell-address="Sheet1.E13"/>
      <style:map style:condition="cell-content()=5" style:apply-style-name="brown" style:base-cell-address="Sheet1.E13"/>
    </style:style>
    <style:style style:name="ce5" style:family="table-cell" style:parent-style-name="Default">
      <style:table-cell-properties fo:background-color="transparent" fo:border="none"/>
      <style:map style:condition="cell-content()=1" style:apply-style-name="red" style:base-cell-address="Sheet1.E13"/>
      <style:map style:condition="cell-content()=2" style:apply-style-name="red" style:base-cell-address="Sheet1.E13"/>
      <style:map style:condition="cell-content()=3" style:apply-style-name="black" style:base-cell-address="Sheet1.E13"/>
      <style:map style:condition="cell-content()=4" style:apply-style-name="yellow" style:base-cell-address="Sheet1.E13"/>
      <style:map style:condition="cell-content()=5" style:apply-style-name="brown" style:base-cell-address="Sheet1.E13"/>
    </style:style>
    <style:style style:name="ce6" style:family="table-cell" style:parent-style-name="Default">
      <style:table-cell-properties fo:background-color="transparent" fo:border="none"/>
      <style:map style:condition="cell-content()=1" style:apply-style-name="red" style:base-cell-address="Sheet1.J8"/>
      <style:map style:condition="cell-content()=2" style:apply-style-name="red" style:base-cell-address="Sheet1.J8"/>
      <style:map style:condition="cell-content()=3" style:apply-style-name="black" style:base-cell-address="Sheet1.J8"/>
      <style:map style:condition="cell-content()=4" style:apply-style-name="yellow" style:base-cell-address="Sheet1.J8"/>
      <style:map style:condition="cell-content()=5" style:apply-style-name="brown" style:base-cell-address="Sheet1.J8"/>
    </style:style>
    <style:style style:name="ce7" style:family="table-cell" style:parent-style-name="Default">
      <style:table-cell-properties fo:background-color="transparent" fo:border="none"/>
      <style:map style:condition="cell-content()=1" style:apply-style-name="red" style:base-cell-address="Sheet1.J8"/>
      <style:map style:condition="cell-content()=2" style:apply-style-name="red" style:base-cell-address="Sheet1.J8"/>
      <style:map style:condition="cell-content()=3" style:apply-style-name="black" style:base-cell-address="Sheet1.J8"/>
      <style:map style:condition="cell-content()=4" style:apply-style-name="yellow" style:base-cell-address="Sheet1.J8"/>
      <style:map style:condition="cell-content()=5" style:apply-style-name="brown" style:base-cell-address="Sheet1.J8"/>
    </style:style>
    <style:style style:name="ce8" style:family="table-cell" style:parent-style-name="Default">
      <style:table-cell-properties fo:background-color="transparent" fo:border="none"/>
      <style:map style:condition="cell-content()=1" style:apply-style-name="red" style:base-cell-address="Sheet1.R8"/>
      <style:map style:condition="cell-content()=2" style:apply-style-name="red" style:base-cell-address="Sheet1.R8"/>
      <style:map style:condition="cell-content()=3" style:apply-style-name="black" style:base-cell-address="Sheet1.R8"/>
      <style:map style:condition="cell-content()=4" style:apply-style-name="yellow" style:base-cell-address="Sheet1.R8"/>
      <style:map style:condition="cell-content()=5" style:apply-style-name="brown" style:base-cell-address="Sheet1.R8"/>
    </style:style>
    <style:style style:name="ce9" style:family="table-cell" style:parent-style-name="Default">
      <style:table-cell-properties fo:background-color="transparent" fo:border="none"/>
      <style:map style:condition="cell-content()=1" style:apply-style-name="red" style:base-cell-address="Sheet1.R8"/>
      <style:map style:condition="cell-content()=2" style:apply-style-name="red" style:base-cell-address="Sheet1.R8"/>
      <style:map style:condition="cell-content()=3" style:apply-style-name="black" style:base-cell-address="Sheet1.R8"/>
      <style:map style:condition="cell-content()=4" style:apply-style-name="yellow" style:base-cell-address="Sheet1.R8"/>
      <style:map style:condition="cell-content()=5" style:apply-style-name="brown" style:base-cell-address="Sheet1.R8"/>
    </style:style>
    <style:style style:name="ce10" style:family="table-cell" style:parent-style-name="Default">
      <style:table-cell-properties fo:background-color="transparent" fo:border="none"/>
      <style:map style:condition="cell-content()=1" style:apply-style-name="red" style:base-cell-address="Sheet1.AJ10"/>
      <style:map style:condition="cell-content()=2" style:apply-style-name="red" style:base-cell-address="Sheet1.AJ10"/>
      <style:map style:condition="cell-content()=3" style:apply-style-name="black" style:base-cell-address="Sheet1.AJ10"/>
      <style:map style:condition="cell-content()=4" style:apply-style-name="yellow" style:base-cell-address="Sheet1.AJ10"/>
      <style:map style:condition="cell-content()=5" style:apply-style-name="brown" style:base-cell-address="Sheet1.AJ10"/>
    </style:style>
    <style:style style:name="ce11" style:family="table-cell" style:parent-style-name="Default">
      <style:table-cell-properties fo:background-color="transparent" fo:border="none"/>
      <style:map style:condition="cell-content()=1" style:apply-style-name="red" style:base-cell-address="Sheet1.AJ10"/>
      <style:map style:condition="cell-content()=2" style:apply-style-name="red" style:base-cell-address="Sheet1.AJ10"/>
      <style:map style:condition="cell-content()=3" style:apply-style-name="black" style:base-cell-address="Sheet1.AJ10"/>
      <style:map style:condition="cell-content()=4" style:apply-style-name="yellow" style:base-cell-address="Sheet1.AJ10"/>
      <style:map style:condition="cell-content()=5" style:apply-style-name="brown" style:base-cell-address="Sheet1.AJ10"/>
    </style:style>
    <style:style style:name="ce12" style:family="table-cell" style:parent-style-name="Default">
      <style:table-cell-properties fo:background-color="transparent" fo:border="none"/>
      <style:map style:condition="cell-content()=1" style:apply-style-name="red" style:base-cell-address="Sheet1.AM15"/>
      <style:map style:condition="cell-content()=2" style:apply-style-name="red" style:base-cell-address="Sheet1.AM15"/>
      <style:map style:condition="cell-content()=3" style:apply-style-name="black" style:base-cell-address="Sheet1.AM15"/>
      <style:map style:condition="cell-content()=4" style:apply-style-name="yellow" style:base-cell-address="Sheet1.AM15"/>
      <style:map style:condition="cell-content()=5" style:apply-style-name="brown" style:base-cell-address="Sheet1.AM15"/>
    </style:style>
    <style:style style:name="ce13" style:family="table-cell" style:parent-style-name="Default">
      <style:table-cell-properties fo:background-color="transparent" fo:border="none"/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  <style:style style:name="ce14" style:family="table-cell" style:parent-style-name="Default">
      <style:table-cell-properties fo:background-color="transparent" fo:border="none"/>
      <style:map style:condition="cell-content()=1" style:apply-style-name="red" style:base-cell-address="Sheet1.AM15"/>
      <style:map style:condition="cell-content()=2" style:apply-style-name="red" style:base-cell-address="Sheet1.AM15"/>
      <style:map style:condition="cell-content()=3" style:apply-style-name="black" style:base-cell-address="Sheet1.AM15"/>
      <style:map style:condition="cell-content()=4" style:apply-style-name="yellow" style:base-cell-address="Sheet1.AM15"/>
      <style:map style:condition="cell-content()=5" style:apply-style-name="brown" style:base-cell-address="Sheet1.AM15"/>
    </style:style>
    <style:style style:name="ce15" style:family="table-cell" style:parent-style-name="Default">
      <style:table-cell-properties fo:background-color="transparent" fo:border="none"/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  <style:style style:name="ce16" style:family="table-cell" style:parent-style-name="Default">
      <style:table-cell-properties fo:background-color="transparent" fo:border="none"/>
      <style:map style:condition="cell-content()=1" style:apply-style-name="red" style:base-cell-address="Sheet1.AU10"/>
      <style:map style:condition="cell-content()=2" style:apply-style-name="red" style:base-cell-address="Sheet1.AU10"/>
      <style:map style:condition="cell-content()=3" style:apply-style-name="black" style:base-cell-address="Sheet1.AU10"/>
      <style:map style:condition="cell-content()=4" style:apply-style-name="yellow" style:base-cell-address="Sheet1.AU10"/>
      <style:map style:condition="cell-content()=5" style:apply-style-name="brown" style:base-cell-address="Sheet1.AU10"/>
    </style:style>
    <style:style style:name="ce17" style:family="table-cell" style:parent-style-name="Default">
      <style:table-cell-properties fo:background-color="transparent" fo:border="none"/>
      <style:map style:condition="cell-content()=1" style:apply-style-name="red" style:base-cell-address="Sheet1.AU10"/>
      <style:map style:condition="cell-content()=2" style:apply-style-name="red" style:base-cell-address="Sheet1.AU10"/>
      <style:map style:condition="cell-content()=3" style:apply-style-name="black" style:base-cell-address="Sheet1.AU10"/>
      <style:map style:condition="cell-content()=4" style:apply-style-name="yellow" style:base-cell-address="Sheet1.AU10"/>
      <style:map style:condition="cell-content()=5" style:apply-style-name="brown" style:base-cell-address="Sheet1.AU10"/>
    </style:style>
    <style:style style:name="ce18" style:family="table-cell" style:parent-style-name="Default">
      <style:table-cell-properties fo:background-color="transparent" fo:border="none"/>
      <style:map style:condition="cell-content()=1" style:apply-style-name="red" style:base-cell-address="Sheet1.BB10"/>
      <style:map style:condition="cell-content()=2" style:apply-style-name="red" style:base-cell-address="Sheet1.BB10"/>
      <style:map style:condition="cell-content()=3" style:apply-style-name="black" style:base-cell-address="Sheet1.BB10"/>
      <style:map style:condition="cell-content()=4" style:apply-style-name="yellow" style:base-cell-address="Sheet1.BB10"/>
      <style:map style:condition="cell-content()=5" style:apply-style-name="brown" style:base-cell-address="Sheet1.BB10"/>
    </style:style>
    <style:style style:name="ce19" style:family="table-cell" style:parent-style-name="Default">
      <style:table-cell-properties fo:background-color="transparent" fo:border="none"/>
      <style:map style:condition="cell-content()=1" style:apply-style-name="red" style:base-cell-address="Sheet1.BB10"/>
      <style:map style:condition="cell-content()=2" style:apply-style-name="red" style:base-cell-address="Sheet1.BB10"/>
      <style:map style:condition="cell-content()=3" style:apply-style-name="black" style:base-cell-address="Sheet1.BB10"/>
      <style:map style:condition="cell-content()=4" style:apply-style-name="yellow" style:base-cell-address="Sheet1.BB10"/>
      <style:map style:condition="cell-content()=5" style:apply-style-name="brown" style:base-cell-address="Sheet1.BB10"/>
    </style:style>
    <style:style style:name="ce20" style:family="table-cell" style:parent-style-name="Default">
      <style:table-cell-properties fo:background-color="transparent" fo:border="none"/>
      <style:map style:condition="cell-content()=1" style:apply-style-name="red" style:base-cell-address="Sheet1.BI10"/>
      <style:map style:condition="cell-content()=2" style:apply-style-name="red" style:base-cell-address="Sheet1.BI10"/>
      <style:map style:condition="cell-content()=3" style:apply-style-name="black" style:base-cell-address="Sheet1.BI10"/>
      <style:map style:condition="cell-content()=4" style:apply-style-name="yellow" style:base-cell-address="Sheet1.BI10"/>
      <style:map style:condition="cell-content()=5" style:apply-style-name="brown" style:base-cell-address="Sheet1.BI10"/>
    </style:style>
    <style:style style:name="ce21" style:family="table-cell" style:parent-style-name="Default">
      <style:table-cell-properties fo:background-color="transparent" fo:border="none"/>
      <style:map style:condition="cell-content()=1" style:apply-style-name="red" style:base-cell-address="Sheet1.BI10"/>
      <style:map style:condition="cell-content()=2" style:apply-style-name="red" style:base-cell-address="Sheet1.BI10"/>
      <style:map style:condition="cell-content()=3" style:apply-style-name="black" style:base-cell-address="Sheet1.BI10"/>
      <style:map style:condition="cell-content()=4" style:apply-style-name="yellow" style:base-cell-address="Sheet1.BI10"/>
      <style:map style:condition="cell-content()=5" style:apply-style-name="brown" style:base-cell-address="Sheet1.BI10"/>
    </style:style>
    <style:style style:name="ce22" style:family="table-cell" style:parent-style-name="Default">
      <style:table-cell-properties fo:background-color="transparent" fo:border="none"/>
      <style:map style:condition="cell-content()=1" style:apply-style-name="red" style:base-cell-address="Sheet1.BO10"/>
      <style:map style:condition="cell-content()=2" style:apply-style-name="red" style:base-cell-address="Sheet1.BO10"/>
      <style:map style:condition="cell-content()=3" style:apply-style-name="black" style:base-cell-address="Sheet1.BO10"/>
      <style:map style:condition="cell-content()=4" style:apply-style-name="yellow" style:base-cell-address="Sheet1.BO10"/>
      <style:map style:condition="cell-content()=5" style:apply-style-name="brown" style:base-cell-address="Sheet1.BO10"/>
    </style:style>
    <style:style style:name="ce23" style:family="table-cell" style:parent-style-name="Default">
      <style:table-cell-properties fo:background-color="transparent" fo:border="none"/>
      <style:map style:condition="cell-content()=1" style:apply-style-name="red" style:base-cell-address="Sheet1.BO10"/>
      <style:map style:condition="cell-content()=2" style:apply-style-name="red" style:base-cell-address="Sheet1.BO10"/>
      <style:map style:condition="cell-content()=3" style:apply-style-name="black" style:base-cell-address="Sheet1.BO10"/>
      <style:map style:condition="cell-content()=4" style:apply-style-name="yellow" style:base-cell-address="Sheet1.BO10"/>
      <style:map style:condition="cell-content()=5" style:apply-style-name="brown" style:base-cell-address="Sheet1.BO10"/>
    </style:style>
    <style:style style:name="ce24" style:family="table-cell" style:parent-style-name="Default">
      <style:table-cell-properties fo:background-color="transparent" fo:border="none"/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  <style:style style:name="ce25" style:family="table-cell" style:parent-style-name="Default">
      <style:table-cell-properties fo:background-color="transparent" fo:border="none"/>
      <style:map style:condition="cell-content()=1" style:apply-style-name="red" style:base-cell-address="Sheet1.BU14"/>
      <style:map style:condition="cell-content()=2" style:apply-style-name="red" style:base-cell-address="Sheet1.BU14"/>
      <style:map style:condition="cell-content()=3" style:apply-style-name="black" style:base-cell-address="Sheet1.BU14"/>
      <style:map style:condition="cell-content()=4" style:apply-style-name="yellow" style:base-cell-address="Sheet1.BU14"/>
      <style:map style:condition="cell-content()=5" style:apply-style-name="brown" style:base-cell-address="Sheet1.BU14"/>
    </style:style>
    <style:style style:name="ce26" style:family="table-cell" style:parent-style-name="Default">
      <style:table-cell-properties fo:background-color="transparent" fo:border="none"/>
      <style:map style:condition="cell-content()=1" style:apply-style-name="red" style:base-cell-address="Sheet1.BU17"/>
      <style:map style:condition="cell-content()=2" style:apply-style-name="red" style:base-cell-address="Sheet1.BU17"/>
      <style:map style:condition="cell-content()=3" style:apply-style-name="black" style:base-cell-address="Sheet1.BU17"/>
      <style:map style:condition="cell-content()=4" style:apply-style-name="yellow" style:base-cell-address="Sheet1.BU17"/>
      <style:map style:condition="cell-content()=5" style:apply-style-name="brown" style:base-cell-address="Sheet1.BU17"/>
    </style:style>
    <style:style style:name="ce27" style:family="table-cell" style:parent-style-name="Default">
      <style:table-cell-properties fo:background-color="transparent" fo:border="none"/>
      <style:map style:condition="cell-content()=1" style:apply-style-name="red" style:base-cell-address="Sheet1.BU14"/>
      <style:map style:condition="cell-content()=2" style:apply-style-name="red" style:base-cell-address="Sheet1.BU14"/>
      <style:map style:condition="cell-content()=3" style:apply-style-name="black" style:base-cell-address="Sheet1.BU14"/>
      <style:map style:condition="cell-content()=4" style:apply-style-name="yellow" style:base-cell-address="Sheet1.BU14"/>
      <style:map style:condition="cell-content()=5" style:apply-style-name="brown" style:base-cell-address="Sheet1.BU14"/>
    </style:style>
    <style:style style:name="ce28" style:family="table-cell" style:parent-style-name="Default">
      <style:table-cell-properties fo:background-color="transparent" fo:border="none"/>
      <style:map style:condition="cell-content()=1" style:apply-style-name="red" style:base-cell-address="Sheet1.BX14"/>
      <style:map style:condition="cell-content()=2" style:apply-style-name="red" style:base-cell-address="Sheet1.BX14"/>
      <style:map style:condition="cell-content()=3" style:apply-style-name="black" style:base-cell-address="Sheet1.BX14"/>
      <style:map style:condition="cell-content()=4" style:apply-style-name="yellow" style:base-cell-address="Sheet1.BX14"/>
      <style:map style:condition="cell-content()=5" style:apply-style-name="brown" style:base-cell-address="Sheet1.BX14"/>
    </style:style>
    <style:style style:name="ce29" style:family="table-cell" style:parent-style-name="Default">
      <style:map style:condition="cell-content()=1" style:apply-style-name="red" style:base-cell-address="Sheet1.A1"/>
      <style:map style:condition="cell-content()=2" style:apply-style-name="red" style:base-cell-address="Sheet1.A1"/>
      <style:map style:condition="cell-content()=3" style:apply-style-name="black" style:base-cell-address="Sheet1.A1"/>
      <style:map style:condition="cell-content()=4" style:apply-style-name="yellow" style:base-cell-address="Sheet1.A1"/>
      <style:map style:condition="cell-content()=5" style:apply-style-name="brown" style:base-cell-address="Sheet1.A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942" table:default-cell-style-name="ce29"/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6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table:number-columns-repeated="940"/>
        </table:table-row>
        <table:table-row table:style-name="ro1">
          <table:table-cell table:style-name="ce2" table:number-columns-spanned="32" table:number-rows-spanned="16"/>
          <table:covered-table-cell table:number-columns-repeated="31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table:table-row table:style-name="ro1">
          <table:covered-table-cell table:number-columns-repeated="32"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943"/>
        </table:table-row>
        <calcext:conditional-formats>
          <calcext:conditional-format calcext:target-range-address="Sheet1.A3:Sheet1.A18 Sheet1.B1:Sheet1.AMJ2 Sheet1.B13:Sheet1.D13 Sheet1.AJ3:Sheet1.AMJ5 Sheet1.B8:Sheet1.I8 Sheet1.O8:Sheet1.Q8 Sheet1.B3:Sheet1.AI7 Sheet1.B9:Sheet1.AI12 Sheet1.AF8:Sheet1.AI8 Sheet1.AQ6:Sheet1.AMJ9 Sheet1.AM6:Sheet1.AO12 Sheet1.AP6:Sheet1.AP16 Sheet1.AM13:Sheet1.AO14 Sheet1.J13:Sheet1.AL13 Sheet1.AM16:Sheet1.AO18 Sheet1.AJ6:Sheet1.AL9 Sheet1.AJ11:Sheet1.AL12 Sheet1.B14:Sheet1.AL18 Sheet1.AQ15:Sheet1.AMJ16 Sheet1.AQ14:Sheet1.BT14 Sheet1.BY14:Sheet1.AMJ14 Sheet1.AQ18:Sheet1.AMJ18 Sheet1.AQ17:Sheet1.BT17 Sheet1.BY17:Sheet1.AMJ17 Sheet1.AQ11:Sheet1.AMJ13 Sheet1.AQ10:Sheet1.AT10 Sheet1.BV10:Sheet1.AMJ10 Sheet1.AW10:Sheet1.BA10 Sheet1.BD10:Sheet1.BH10 Sheet1.BK10:Sheet1.BN10 Sheet1.BQ10:Sheet1.BS10">
            <calcext:condition calcext:apply-style-name="red" calcext:value="=1" calcext:base-cell-address="Sheet1.A1"/>
            <calcext:condition calcext:apply-style-name="red" calcext:value="=2" calcext:base-cell-address="Sheet1.A1"/>
            <calcext:condition calcext:apply-style-name="black" calcext:value="=3" calcext:base-cell-address="Sheet1.A1"/>
            <calcext:condition calcext:apply-style-name="yellow" calcext:value="=4" calcext:base-cell-address="Sheet1.A1"/>
            <calcext:condition calcext:apply-style-name="brown" calcext:value="=5" calcext:base-cell-address="Sheet1.A1"/>
          </calcext:conditional-format>
          <calcext:conditional-format calcext:target-range-address="Sheet1.A1:Sheet1.A18 Sheet1.C18:Sheet1.C18 Sheet1.E18:Sheet1.E18 Sheet1.G18:Sheet1.G18 Sheet1.I18:Sheet1.I18 Sheet1.K18:Sheet1.K18 Sheet1.M18:Sheet1.M18 Sheet1.O18:Sheet1.O18 Sheet1.Q18:Sheet1.Q18 Sheet1.S18:Sheet1.S18 Sheet1.U18:Sheet1.U18 Sheet1.W18:Sheet1.W18 Sheet1.Y18:Sheet1.Y18 Sheet1.AA18:Sheet1.AA18 Sheet1.AC18:Sheet1.AC18 Sheet1.AE18:Sheet1.AE18 Sheet1.AG18:Sheet1.AG18 Sheet1.AI18:Sheet1.AI18 Sheet1.AK18:Sheet1.AK18 Sheet1.AM18:Sheet1.AM18 Sheet1.AO18:Sheet1.AO18 Sheet1.AQ18:Sheet1.AQ18 Sheet1.AS18:Sheet1.AS18 Sheet1.AU18:Sheet1.AU18 Sheet1.AW18:Sheet1.AW18 Sheet1.C1:Sheet1.C1 Sheet1.E1:Sheet1.E1 Sheet1.G1:Sheet1.G1 Sheet1.I1:Sheet1.I1 Sheet1.K1:Sheet1.K1 Sheet1.M1:Sheet1.M1 Sheet1.O1:Sheet1.O1 Sheet1.Q1:Sheet1.Q1 Sheet1.S1:Sheet1.S1 Sheet1.U1:Sheet1.U1 Sheet1.W1:Sheet1.W1 Sheet1.Y1:Sheet1.Y1 Sheet1.AA1:Sheet1.AA1 Sheet1.AC1:Sheet1.AC1 Sheet1.AE1:Sheet1.AE1 Sheet1.AG1:Sheet1.AG1 Sheet1.AI1:Sheet1.AI1 Sheet1.AK1:Sheet1.AK1 Sheet1.AM1:Sheet1.AM1 Sheet1.AO1:Sheet1.AO1 Sheet1.AQ1:Sheet1.AQ1 Sheet1.AS1:Sheet1.AS1 Sheet1.AU1:Sheet1.AU1 Sheet1.AW1:Sheet1.AW1 Sheet1.AY1:Sheet1.AY1 Sheet1.BA1:Sheet1.BA1 Sheet1.BC1:Sheet1.BC1 Sheet1.BE1:Sheet1.BE1 Sheet1.BG1:Sheet1.BG1 Sheet1.BI1:Sheet1.BI1 Sheet1.BK1:Sheet1.BK1 Sheet1.BM1:Sheet1.BM1 Sheet1.BO1:Sheet1.BO1 Sheet1.BQ1:Sheet1.BQ1 Sheet1.BS1:Sheet1.BS1 Sheet1.BU1:Sheet1.BU1 Sheet1.BW1:Sheet1.BW1 Sheet1.BY1:Sheet1.BY1 Sheet1.CA1:Sheet1.CA1 Sheet1.CC1:Sheet1.CC1 Sheet1.AY18:Sheet1.AY18 Sheet1.BA18:Sheet1.BA18 Sheet1.BC18:Sheet1.BC18 Sheet1.BE18:Sheet1.BE18 Sheet1.BG18:Sheet1.BG18 Sheet1.BI18:Sheet1.BI18 Sheet1.BK18:Sheet1.BK18 Sheet1.BM18:Sheet1.BM18 Sheet1.BO18:Sheet1.BO18 Sheet1.BQ18:Sheet1.BQ18 Sheet1.BS18:Sheet1.BS18 Sheet1.BU18:Sheet1.BU18 Sheet1.BW18:Sheet1.BW18 Sheet1.BY18:Sheet1.BY18 Sheet1.CA18:Sheet1.CA18 Sheet1.CC18:Sheet1.CC18 Sheet1.AI3:Sheet1.AI3 Sheet1.AI5:Sheet1.AI5 Sheet1.AI7:Sheet1.AI7 Sheet1.AI9:Sheet1.AI9 Sheet1.AI11:Sheet1.AI11 Sheet1.AI13:Sheet1.AI13">
            <calcext:condition calcext:apply-style-name="red" calcext:value="=1" calcext:base-cell-address="Sheet1.A1"/>
            <calcext:condition calcext:apply-style-name="red" calcext:value="=2" calcext:base-cell-address="Sheet1.A1"/>
            <calcext:condition calcext:apply-style-name="black" calcext:value="=3" calcext:base-cell-address="Sheet1.A1"/>
            <calcext:condition calcext:apply-style-name="yellow" calcext:value="=4" calcext:base-cell-address="Sheet1.A1"/>
            <calcext:condition calcext:apply-style-name="brown" calcext:value="=5" calcext:base-cell-address="Sheet1.A1"/>
          </calcext:conditional-format>
          <calcext:conditional-format calcext:target-range-address="Sheet1.E13:Sheet1.I13">
            <calcext:condition calcext:apply-style-name="red" calcext:value="=1" calcext:base-cell-address="Sheet1.E13"/>
            <calcext:condition calcext:apply-style-name="red" calcext:value="=2" calcext:base-cell-address="Sheet1.E13"/>
            <calcext:condition calcext:apply-style-name="black" calcext:value="=3" calcext:base-cell-address="Sheet1.E13"/>
            <calcext:condition calcext:apply-style-name="yellow" calcext:value="=4" calcext:base-cell-address="Sheet1.E13"/>
            <calcext:condition calcext:apply-style-name="brown" calcext:value="=5" calcext:base-cell-address="Sheet1.E13"/>
          </calcext:conditional-format>
          <calcext:conditional-format calcext:target-range-address="Sheet1.E13:Sheet1.E13 Sheet1.G13:Sheet1.G13 Sheet1.I13:Sheet1.I13">
            <calcext:condition calcext:apply-style-name="red" calcext:value="=1" calcext:base-cell-address="Sheet1.E13"/>
            <calcext:condition calcext:apply-style-name="red" calcext:value="=2" calcext:base-cell-address="Sheet1.E13"/>
            <calcext:condition calcext:apply-style-name="black" calcext:value="=3" calcext:base-cell-address="Sheet1.E13"/>
            <calcext:condition calcext:apply-style-name="yellow" calcext:value="=4" calcext:base-cell-address="Sheet1.E13"/>
            <calcext:condition calcext:apply-style-name="brown" calcext:value="=5" calcext:base-cell-address="Sheet1.E13"/>
          </calcext:conditional-format>
          <calcext:conditional-format calcext:target-range-address="Sheet1.J8:Sheet1.N8">
            <calcext:condition calcext:apply-style-name="red" calcext:value="=1" calcext:base-cell-address="Sheet1.J8"/>
            <calcext:condition calcext:apply-style-name="red" calcext:value="=2" calcext:base-cell-address="Sheet1.J8"/>
            <calcext:condition calcext:apply-style-name="black" calcext:value="=3" calcext:base-cell-address="Sheet1.J8"/>
            <calcext:condition calcext:apply-style-name="yellow" calcext:value="=4" calcext:base-cell-address="Sheet1.J8"/>
            <calcext:condition calcext:apply-style-name="brown" calcext:value="=5" calcext:base-cell-address="Sheet1.J8"/>
          </calcext:conditional-format>
          <calcext:conditional-format calcext:target-range-address="Sheet1.J8:Sheet1.J8 Sheet1.L8:Sheet1.L8 Sheet1.N8:Sheet1.N8">
            <calcext:condition calcext:apply-style-name="red" calcext:value="=1" calcext:base-cell-address="Sheet1.J8"/>
            <calcext:condition calcext:apply-style-name="red" calcext:value="=2" calcext:base-cell-address="Sheet1.J8"/>
            <calcext:condition calcext:apply-style-name="black" calcext:value="=3" calcext:base-cell-address="Sheet1.J8"/>
            <calcext:condition calcext:apply-style-name="yellow" calcext:value="=4" calcext:base-cell-address="Sheet1.J8"/>
            <calcext:condition calcext:apply-style-name="brown" calcext:value="=5" calcext:base-cell-address="Sheet1.J8"/>
          </calcext:conditional-format>
          <calcext:conditional-format calcext:target-range-address="Sheet1.R8:Sheet1.AE8">
            <calcext:condition calcext:apply-style-name="red" calcext:value="=1" calcext:base-cell-address="Sheet1.R8"/>
            <calcext:condition calcext:apply-style-name="red" calcext:value="=2" calcext:base-cell-address="Sheet1.R8"/>
            <calcext:condition calcext:apply-style-name="black" calcext:value="=3" calcext:base-cell-address="Sheet1.R8"/>
            <calcext:condition calcext:apply-style-name="yellow" calcext:value="=4" calcext:base-cell-address="Sheet1.R8"/>
            <calcext:condition calcext:apply-style-name="brown" calcext:value="=5" calcext:base-cell-address="Sheet1.R8"/>
          </calcext:conditional-format>
          <calcext:conditional-format calcext:target-range-address="Sheet1.R8:Sheet1.R8 Sheet1.T8:Sheet1.T8 Sheet1.V8:Sheet1.W8 Sheet1.Y8:Sheet1.Y8 Sheet1.AA8:Sheet1.AB8 Sheet1.AD8:Sheet1.AD8">
            <calcext:condition calcext:apply-style-name="red" calcext:value="=1" calcext:base-cell-address="Sheet1.R8"/>
            <calcext:condition calcext:apply-style-name="red" calcext:value="=2" calcext:base-cell-address="Sheet1.R8"/>
            <calcext:condition calcext:apply-style-name="black" calcext:value="=3" calcext:base-cell-address="Sheet1.R8"/>
            <calcext:condition calcext:apply-style-name="yellow" calcext:value="=4" calcext:base-cell-address="Sheet1.R8"/>
            <calcext:condition calcext:apply-style-name="brown" calcext:value="=5" calcext:base-cell-address="Sheet1.R8"/>
          </calcext:conditional-format>
          <calcext:conditional-format calcext:target-range-address="Sheet1.AP18:Sheet1.AP18 Sheet1.AP6:Sheet1.AP16 Sheet1.AN6:Sheet1.AN6">
            <calcext:condition calcext:apply-style-name="red" calcext:value="=1" calcext:base-cell-address="Sheet1.AN6"/>
            <calcext:condition calcext:apply-style-name="red" calcext:value="=2" calcext:base-cell-address="Sheet1.AN6"/>
            <calcext:condition calcext:apply-style-name="black" calcext:value="=3" calcext:base-cell-address="Sheet1.AN6"/>
            <calcext:condition calcext:apply-style-name="yellow" calcext:value="=4" calcext:base-cell-address="Sheet1.AN6"/>
            <calcext:condition calcext:apply-style-name="brown" calcext:value="=5" calcext:base-cell-address="Sheet1.AN6"/>
          </calcext:conditional-format>
          <calcext:conditional-format calcext:target-range-address="Sheet1.AP17:Sheet1.AP17 Sheet1.AP15:Sheet1.AP15 Sheet1.AP13:Sheet1.AP13 Sheet1.AP11:Sheet1.AP11 Sheet1.AP9:Sheet1.AP9 Sheet1.AP7:Sheet1.AP7">
            <calcext:condition calcext:apply-style-name="red" calcext:value="=1" calcext:base-cell-address="Sheet1.AP7"/>
            <calcext:condition calcext:apply-style-name="red" calcext:value="=2" calcext:base-cell-address="Sheet1.AP7"/>
            <calcext:condition calcext:apply-style-name="black" calcext:value="=3" calcext:base-cell-address="Sheet1.AP7"/>
            <calcext:condition calcext:apply-style-name="yellow" calcext:value="=4" calcext:base-cell-address="Sheet1.AP7"/>
            <calcext:condition calcext:apply-style-name="brown" calcext:value="=5" calcext:base-cell-address="Sheet1.AP7"/>
          </calcext:conditional-format>
          <calcext:conditional-format calcext:target-range-address="Sheet1.AM15:Sheet1.AO15">
            <calcext:condition calcext:apply-style-name="red" calcext:value="=1" calcext:base-cell-address="Sheet1.AM15"/>
            <calcext:condition calcext:apply-style-name="red" calcext:value="=2" calcext:base-cell-address="Sheet1.AM15"/>
            <calcext:condition calcext:apply-style-name="black" calcext:value="=3" calcext:base-cell-address="Sheet1.AM15"/>
            <calcext:condition calcext:apply-style-name="yellow" calcext:value="=4" calcext:base-cell-address="Sheet1.AM15"/>
            <calcext:condition calcext:apply-style-name="brown" calcext:value="=5" calcext:base-cell-address="Sheet1.AM15"/>
          </calcext:conditional-format>
          <calcext:conditional-format calcext:target-range-address="Sheet1.AN15:Sheet1.AN15">
            <calcext:condition calcext:apply-style-name="red" calcext:value="=1" calcext:base-cell-address="Sheet1.AN15"/>
            <calcext:condition calcext:apply-style-name="red" calcext:value="=2" calcext:base-cell-address="Sheet1.AN15"/>
            <calcext:condition calcext:apply-style-name="black" calcext:value="=3" calcext:base-cell-address="Sheet1.AN15"/>
            <calcext:condition calcext:apply-style-name="yellow" calcext:value="=4" calcext:base-cell-address="Sheet1.AN15"/>
            <calcext:condition calcext:apply-style-name="brown" calcext:value="=5" calcext:base-cell-address="Sheet1.AN15"/>
          </calcext:conditional-format>
          <calcext:conditional-format calcext:target-range-address="Sheet1.AJ10:Sheet1.AL10">
            <calcext:condition calcext:apply-style-name="red" calcext:value="=1" calcext:base-cell-address="Sheet1.AJ10"/>
            <calcext:condition calcext:apply-style-name="red" calcext:value="=2" calcext:base-cell-address="Sheet1.AJ10"/>
            <calcext:condition calcext:apply-style-name="black" calcext:value="=3" calcext:base-cell-address="Sheet1.AJ10"/>
            <calcext:condition calcext:apply-style-name="yellow" calcext:value="=4" calcext:base-cell-address="Sheet1.AJ10"/>
            <calcext:condition calcext:apply-style-name="brown" calcext:value="=5" calcext:base-cell-address="Sheet1.AJ10"/>
          </calcext:conditional-format>
          <calcext:conditional-format calcext:target-range-address="Sheet1.AK10:Sheet1.AK10">
            <calcext:condition calcext:apply-style-name="red" calcext:value="=1" calcext:base-cell-address="Sheet1.AK10"/>
            <calcext:condition calcext:apply-style-name="red" calcext:value="=2" calcext:base-cell-address="Sheet1.AK10"/>
            <calcext:condition calcext:apply-style-name="black" calcext:value="=3" calcext:base-cell-address="Sheet1.AK10"/>
            <calcext:condition calcext:apply-style-name="yellow" calcext:value="=4" calcext:base-cell-address="Sheet1.AK10"/>
            <calcext:condition calcext:apply-style-name="brown" calcext:value="=5" calcext:base-cell-address="Sheet1.AK10"/>
          </calcext:conditional-format>
          <calcext:conditional-format calcext:target-range-address="Sheet1.BX14:Sheet1.BX14">
            <calcext:condition calcext:apply-style-name="red" calcext:value="=1" calcext:base-cell-address="Sheet1.BX14"/>
            <calcext:condition calcext:apply-style-name="red" calcext:value="=2" calcext:base-cell-address="Sheet1.BX14"/>
            <calcext:condition calcext:apply-style-name="black" calcext:value="=3" calcext:base-cell-address="Sheet1.BX14"/>
            <calcext:condition calcext:apply-style-name="yellow" calcext:value="=4" calcext:base-cell-address="Sheet1.BX14"/>
            <calcext:condition calcext:apply-style-name="brown" calcext:value="=5" calcext:base-cell-address="Sheet1.BX14"/>
          </calcext:conditional-format>
          <calcext:conditional-format calcext:target-range-address="Sheet1.BX14:Sheet1.BX14">
            <calcext:condition calcext:apply-style-name="red" calcext:value="=1" calcext:base-cell-address="Sheet1.BX14"/>
            <calcext:condition calcext:apply-style-name="red" calcext:value="=2" calcext:base-cell-address="Sheet1.BX14"/>
            <calcext:condition calcext:apply-style-name="black" calcext:value="=3" calcext:base-cell-address="Sheet1.BX14"/>
            <calcext:condition calcext:apply-style-name="yellow" calcext:value="=4" calcext:base-cell-address="Sheet1.BX14"/>
            <calcext:condition calcext:apply-style-name="brown" calcext:value="=5" calcext:base-cell-address="Sheet1.BX14"/>
          </calcext:conditional-format>
          <calcext:conditional-format calcext:target-range-address="Sheet1.BX14:Sheet1.BX14">
            <calcext:condition calcext:apply-style-name="red" calcext:value="=1" calcext:base-cell-address="Sheet1.BX14"/>
            <calcext:condition calcext:apply-style-name="red" calcext:value="=2" calcext:base-cell-address="Sheet1.BX14"/>
            <calcext:condition calcext:apply-style-name="black" calcext:value="=3" calcext:base-cell-address="Sheet1.BX14"/>
            <calcext:condition calcext:apply-style-name="yellow" calcext:value="=4" calcext:base-cell-address="Sheet1.BX14"/>
            <calcext:condition calcext:apply-style-name="brown" calcext:value="=5" calcext:base-cell-address="Sheet1.BX14"/>
          </calcext:conditional-format>
          <calcext:conditional-format calcext:target-range-address="Sheet1.BU14:Sheet1.BW14">
            <calcext:condition calcext:apply-style-name="red" calcext:value="=1" calcext:base-cell-address="Sheet1.BU14"/>
            <calcext:condition calcext:apply-style-name="red" calcext:value="=2" calcext:base-cell-address="Sheet1.BU14"/>
            <calcext:condition calcext:apply-style-name="black" calcext:value="=3" calcext:base-cell-address="Sheet1.BU14"/>
            <calcext:condition calcext:apply-style-name="yellow" calcext:value="=4" calcext:base-cell-address="Sheet1.BU14"/>
            <calcext:condition calcext:apply-style-name="brown" calcext:value="=5" calcext:base-cell-address="Sheet1.BU14"/>
          </calcext:conditional-format>
          <calcext:conditional-format calcext:target-range-address="Sheet1.BV14:Sheet1.BV14">
            <calcext:condition calcext:apply-style-name="red" calcext:value="=1" calcext:base-cell-address="Sheet1.BV14"/>
            <calcext:condition calcext:apply-style-name="red" calcext:value="=2" calcext:base-cell-address="Sheet1.BV14"/>
            <calcext:condition calcext:apply-style-name="black" calcext:value="=3" calcext:base-cell-address="Sheet1.BV14"/>
            <calcext:condition calcext:apply-style-name="yellow" calcext:value="=4" calcext:base-cell-address="Sheet1.BV14"/>
            <calcext:condition calcext:apply-style-name="brown" calcext:value="=5" calcext:base-cell-address="Sheet1.BV14"/>
          </calcext:conditional-format>
          <calcext:conditional-format calcext:target-range-address="Sheet1.BU17:Sheet1.BX17">
            <calcext:condition calcext:apply-style-name="red" calcext:value="=1" calcext:base-cell-address="Sheet1.BU17"/>
            <calcext:condition calcext:apply-style-name="red" calcext:value="=2" calcext:base-cell-address="Sheet1.BU17"/>
            <calcext:condition calcext:apply-style-name="black" calcext:value="=3" calcext:base-cell-address="Sheet1.BU17"/>
            <calcext:condition calcext:apply-style-name="yellow" calcext:value="=4" calcext:base-cell-address="Sheet1.BU17"/>
            <calcext:condition calcext:apply-style-name="brown" calcext:value="=5" calcext:base-cell-address="Sheet1.BU17"/>
          </calcext:conditional-format>
          <calcext:conditional-format calcext:target-range-address="Sheet1.AU10:Sheet1.AV10">
            <calcext:condition calcext:apply-style-name="red" calcext:value="=1" calcext:base-cell-address="Sheet1.AU10"/>
            <calcext:condition calcext:apply-style-name="red" calcext:value="=2" calcext:base-cell-address="Sheet1.AU10"/>
            <calcext:condition calcext:apply-style-name="black" calcext:value="=3" calcext:base-cell-address="Sheet1.AU10"/>
            <calcext:condition calcext:apply-style-name="yellow" calcext:value="=4" calcext:base-cell-address="Sheet1.AU10"/>
            <calcext:condition calcext:apply-style-name="brown" calcext:value="=5" calcext:base-cell-address="Sheet1.AU10"/>
          </calcext:conditional-format>
          <calcext:conditional-format calcext:target-range-address="Sheet1.AU10:Sheet1.AU10">
            <calcext:condition calcext:apply-style-name="red" calcext:value="=1" calcext:base-cell-address="Sheet1.AU10"/>
            <calcext:condition calcext:apply-style-name="red" calcext:value="=2" calcext:base-cell-address="Sheet1.AU10"/>
            <calcext:condition calcext:apply-style-name="black" calcext:value="=3" calcext:base-cell-address="Sheet1.AU10"/>
            <calcext:condition calcext:apply-style-name="yellow" calcext:value="=4" calcext:base-cell-address="Sheet1.AU10"/>
            <calcext:condition calcext:apply-style-name="brown" calcext:value="=5" calcext:base-cell-address="Sheet1.AU10"/>
          </calcext:conditional-format>
          <calcext:conditional-format calcext:target-range-address="Sheet1.BB10:Sheet1.BC10">
            <calcext:condition calcext:apply-style-name="red" calcext:value="=1" calcext:base-cell-address="Sheet1.BB10"/>
            <calcext:condition calcext:apply-style-name="red" calcext:value="=2" calcext:base-cell-address="Sheet1.BB10"/>
            <calcext:condition calcext:apply-style-name="black" calcext:value="=3" calcext:base-cell-address="Sheet1.BB10"/>
            <calcext:condition calcext:apply-style-name="yellow" calcext:value="=4" calcext:base-cell-address="Sheet1.BB10"/>
            <calcext:condition calcext:apply-style-name="brown" calcext:value="=5" calcext:base-cell-address="Sheet1.BB10"/>
          </calcext:conditional-format>
          <calcext:conditional-format calcext:target-range-address="Sheet1.BB10:Sheet1.BB10">
            <calcext:condition calcext:apply-style-name="red" calcext:value="=1" calcext:base-cell-address="Sheet1.BB10"/>
            <calcext:condition calcext:apply-style-name="red" calcext:value="=2" calcext:base-cell-address="Sheet1.BB10"/>
            <calcext:condition calcext:apply-style-name="black" calcext:value="=3" calcext:base-cell-address="Sheet1.BB10"/>
            <calcext:condition calcext:apply-style-name="yellow" calcext:value="=4" calcext:base-cell-address="Sheet1.BB10"/>
            <calcext:condition calcext:apply-style-name="brown" calcext:value="=5" calcext:base-cell-address="Sheet1.BB10"/>
          </calcext:conditional-format>
          <calcext:conditional-format calcext:target-range-address="Sheet1.BI10:Sheet1.BJ10">
            <calcext:condition calcext:apply-style-name="red" calcext:value="=1" calcext:base-cell-address="Sheet1.BI10"/>
            <calcext:condition calcext:apply-style-name="red" calcext:value="=2" calcext:base-cell-address="Sheet1.BI10"/>
            <calcext:condition calcext:apply-style-name="black" calcext:value="=3" calcext:base-cell-address="Sheet1.BI10"/>
            <calcext:condition calcext:apply-style-name="yellow" calcext:value="=4" calcext:base-cell-address="Sheet1.BI10"/>
            <calcext:condition calcext:apply-style-name="brown" calcext:value="=5" calcext:base-cell-address="Sheet1.BI10"/>
          </calcext:conditional-format>
          <calcext:conditional-format calcext:target-range-address="Sheet1.BI10:Sheet1.BI10">
            <calcext:condition calcext:apply-style-name="red" calcext:value="=1" calcext:base-cell-address="Sheet1.BI10"/>
            <calcext:condition calcext:apply-style-name="red" calcext:value="=2" calcext:base-cell-address="Sheet1.BI10"/>
            <calcext:condition calcext:apply-style-name="black" calcext:value="=3" calcext:base-cell-address="Sheet1.BI10"/>
            <calcext:condition calcext:apply-style-name="yellow" calcext:value="=4" calcext:base-cell-address="Sheet1.BI10"/>
            <calcext:condition calcext:apply-style-name="brown" calcext:value="=5" calcext:base-cell-address="Sheet1.BI10"/>
          </calcext:conditional-format>
          <calcext:conditional-format calcext:target-range-address="Sheet1.BO10:Sheet1.BP10">
            <calcext:condition calcext:apply-style-name="red" calcext:value="=1" calcext:base-cell-address="Sheet1.BO10"/>
            <calcext:condition calcext:apply-style-name="red" calcext:value="=2" calcext:base-cell-address="Sheet1.BO10"/>
            <calcext:condition calcext:apply-style-name="black" calcext:value="=3" calcext:base-cell-address="Sheet1.BO10"/>
            <calcext:condition calcext:apply-style-name="yellow" calcext:value="=4" calcext:base-cell-address="Sheet1.BO10"/>
            <calcext:condition calcext:apply-style-name="brown" calcext:value="=5" calcext:base-cell-address="Sheet1.BO10"/>
          </calcext:conditional-format>
          <calcext:conditional-format calcext:target-range-address="Sheet1.BO10:Sheet1.BO10">
            <calcext:condition calcext:apply-style-name="red" calcext:value="=1" calcext:base-cell-address="Sheet1.BO10"/>
            <calcext:condition calcext:apply-style-name="red" calcext:value="=2" calcext:base-cell-address="Sheet1.BO10"/>
            <calcext:condition calcext:apply-style-name="black" calcext:value="=3" calcext:base-cell-address="Sheet1.BO10"/>
            <calcext:condition calcext:apply-style-name="yellow" calcext:value="=4" calcext:base-cell-address="Sheet1.BO10"/>
            <calcext:condition calcext:apply-style-name="brown" calcext:value="=5" calcext:base-cell-address="Sheet1.BO10"/>
          </calcext:conditional-format>
          <calcext:conditional-format calcext:target-range-address="Sheet1.BT10:Sheet1.BU10">
            <calcext:condition calcext:apply-style-name="red" calcext:value="=1" calcext:base-cell-address="Sheet1.BT10"/>
            <calcext:condition calcext:apply-style-name="red" calcext:value="=2" calcext:base-cell-address="Sheet1.BT10"/>
            <calcext:condition calcext:apply-style-name="black" calcext:value="=3" calcext:base-cell-address="Sheet1.BT10"/>
            <calcext:condition calcext:apply-style-name="yellow" calcext:value="=4" calcext:base-cell-address="Sheet1.BT10"/>
            <calcext:condition calcext:apply-style-name="brown" calcext:value="=5" calcext:base-cell-address="Sheet1.BT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hite" style:family="table-cell" style:parent-style-name="Default">
      <style:table-cell-properties fo:background-color="#ffffff"/>
    </style:style>
    <style:style style:name="red" style:family="table-cell" style:parent-style-name="Default">
      <style:table-cell-properties fo:background-color="#ff3333"/>
    </style:style>
    <style:style style:name="black" style:family="table-cell" style:parent-style-name="Default">
      <style:table-cell-properties fo:background-color="#000000"/>
    </style:style>
    <style:style style:name="yellow" style:family="table-cell" style:parent-style-name="Default">
      <style:table-cell-properties fo:background-color="#ffff00"/>
    </style:style>
    <style:style style:name="brown" style:family="table-cell" style:parent-style-name="Default">
      <style:table-cell-properties fo:background-color="#6633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uter </meta:initial-creator>
    <meta:creation-date>2017-01-14T21:25:21.521678143</meta:creation-date>
    <dc:date>2017-01-20T12:13:56.933456285</dc:date>
    <dc:creator>wouter </dc:creator>
    <meta:editing-duration>PT25M51S</meta:editing-duration>
    <meta:editing-cycles>4</meta:editing-cycles>
    <meta:generator>LibreOffice/4.3.3.2$Linux_X86_64 LibreOffice_project/430m0$Build-2</meta:generator>
    <meta:document-statistic meta:table-count="1" meta:cell-count="1560" meta:object-count="0"/>
  </office:meta>
</office:document-meta>
</file>